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 dia 24 de enero tuvimos una nueva reunion en la que repasamos cirtos puntos del trabajo. En primer lugar nos metimos con la parte de la programacion, que daba error a la hora de crear la base de datos. Tras repasar el fallo el error era muy tonto y se trataba de que a pesar de tener las variables bien especificadas, no podia haber dos con el mismo nombre. En este caso al tener t y T el programa entendia que era la misma variable que estaba duplicada. Hemos tenido que modificar esto y <text:span text:style-name="T1">ahora tendremos que seguir trabajando en el programa</text:span>.</text:p>
      <text:p text:style-name="Standard"/>
      <text:p text:style-name="Standard">En la memoria hay cosas que ya se habian hecho bien como la imagen de la estimacion. Despues existen problemas de formato con otras cosas, como por ejemplo una imagen que se coloca al inicio de una pagina cuando deberia estar en otro punto de la memoria.No esta en ese punto en principio porque no cabe sin quedar mal alineado. De todas formas seguro que hay una forma de <text:span text:style-name="T1">colocar esa imagen</text:span> que Domingo mirara para proximas reuniones.</text:p>
      <text:p text:style-name="Standard"/>
      <text:p text:style-name="Standard">Por otra parte, falta de <text:span text:style-name="T1">referenciar la parte del countem a la web en la memoria igual que falta de añadir varios ejemplos</text:span> (con codigo del propio programa a la memoria (en el formato de codigo y no como captura de pantalla).</text:p>
      <text:p text:style-name="Standard"/>
      <text:p text:style-name="Standard">Por otro lado, miramos los requisitos de seguridad, ya que no teniamos ninguno que nos convenciera. Vimos unos cuantos que podian ser interesantes y <text:span text:style-name="T1">los añadiremos a la memoria</text:span>, eso si, los añadiremos como requisitos de despliegue, lo que quiere decir que en una versiona alfa del programa no estara implantado. Tambien <text:span text:style-name="T1">puedo intentar hacer alguno</text:span> como el de que el sistema se respaldara cada 24 horas. Para eso Domingo me ha enviado un libro (Python Cookbook) que me puede ser util tanto para esto como para mas utilidades. Por ejemplo el respaldo se puede hacer empaquetando lo que haya que respaldar (packing) y moviendolo a otro lado <text:s/>(copy) y despues con un reloj, hacer esto cada x horas (crown?). Aparte hemos estado mirando el <text:span text:style-name="T1">esquema de seguridad nacional,</text:span> por si nos preguntan algo en este sentido aunque aun no sabemos si incluirlo o no.</text:p>
      <text:p text:style-name="Standard"/>
      <text:p text:style-name="Standard">Mas cosas, ya tengo <text:span text:style-name="T1">programa con el que realizare los casos de uso,</text:span> <text:s/>que sera bouml.</text:p>
      <text:p text:style-name="Standard"/>
      <text:p text:style-name="Standard">Y por lo demas, seguir avanzando con esto y con todas las cosas que aun faltaban de anteriores reuniones. Paso a comentarlo.</text:p>
      <text:p text:style-name="Standard"/>
      <text:list xml:id="list4578448366739353414" text:style-name="L1">
        <text:list-item>
          <text:p text:style-name="P1">Programación </text:p>
          <text:p text:style-name="P1"/>
          <text:list>
            <text:list-item>
              <text:p text:style-name="P1">Trabajar con la base de datos </text:p>
            </text:list-item>
            <text:list-item>
              <text:p text:style-name="P1">Flask: En funcion de si es txt o imagen hacer una cosa u otra </text:p>
              <text:list>
                <text:list-item>
                  <text:p text:style-name="P1">txt: Vincular fichero a foto. Añadir a base de datos. (comentado en flask)</text:p>
                </text:list-item>
                <text:list-item>
                  <text:p text:style-name="P1">imagen: añadir descripcion y añadir a upload. Añadir a base de datos. (comentado en flask) (np)</text:p>
                </text:list-item>
              </text:list>
              <text:p text:style-name="P1"/>
            </text:list-item>
          </text:list>
          <text:p text:style-name="P1"/>
        </text:list-item>
        <text:list-item>
          <text:p text:style-name="P1">Memoria</text:p>
          <text:list>
            <text:list-item>
              <text:p text:style-name="P1">Repasar Requisitos no Funcionales (Requisitos de seguridad?) - esquema de seguridad?</text:p>
            </text:list-item>
            <text:list-item>
              <text:p text:style-name="P1">Casos de Uso (bouml)</text:p>
            </text:list-item>
            <text:list-item>
              <text:p text:style-name="P1">Alinear imagen Broadcasting (Domingo)</text:p>
            </text:list-item>
            <text:list-item>
              <text:p text:style-name="P1">Referenciar Countem</text:p>
            </text:list-item>
          </text:list>
        </text:list-item>
      </text:list>
      <text:p text:style-name="Standard"/>
      <text:p text:style-name="Standard"/>
      <text:p text:style-name="Standard"/>
      <text:p text:style-name="Standard"/>
      <text:p text:style-name="Standard"/>
      <text:list xml:id="list31683493" text:continue-numbering="true" text:style-name="L1">
        <text:list-header>
          <text:p text:style-name="P1"/>
        </text:list-header>
        <text:list-item>
          <text:p text:style-name="P1"><text:soft-page-break/>Programación Parte 2</text:p>
          <text:list>
            <text:list-item>
              <text:p text:style-name="P1">Flask: Programa sencillo que deje subir imagenes y datos (tutoriales mirados) (base de datos, botones, subir ficheros)</text:p>
            </text:list-item>
            <text:list-item>
              <text:p text:style-name="P1">Solucionar diferencias entre varianza real y varianza nuestra (desarrollar el pseudocodigo)</text:p>
            </text:list-item>
            <text:list-item>
              <text:p text:style-name="P1">Extrapolar ultimas rejillas para calcular la varianza y ver si se puede finalizar el programa antes. (Modulo)</text:p>
            </text:list-item>
            <text:list-item>
              <text:p text:style-name="P1">En kdtrees, hacer la ruta de las coordenadas local, y que los datos se cojan de alguna manera. Pasarlo a la funcion</text:p>
            </text:list-item>
            <text:list-item>
              <text:p text:style-name="P1">devolvermatreal. En el main porque sino como los identificas?.</text:p>
            </text:list-item>
            <text:list-item>
              <text:p text:style-name="P1">Domingo: Area pequeña en Pop up</text:p>
            </text:list-item>
            <text:list-item>
              <text:p text:style-name="P1">Modulo para el PATH (Correo Domingo)</text:p>
              <text:p text:style-name="P1"/>
            </text:list-item>
          </text:list>
        </text:list-item>
        <text:list-item>
          <text:p text:style-name="P1">Memoria:</text:p>
          <text:list>
            <text:list-item>
              <text:p text:style-name="P1">Añadir ejemplos (numpy, kivy, pillow) </text:p>
            </text:list-item>
            <text:list-item>
              <text:p text:style-name="P1">Colocar bien los requisitos funcionales y no funcionales. Añadir las categorias a ambos. </text:p>
            </text:list-item>
            <text:list-item>
              <text:p text:style-name="P1">Añadir requisitos de dominio, explicar lo que es y referenciar el libro de software sobre todo esto.</text:p>
            </text:list-item>
            <text:list-item>
              <text:p text:style-name="P1">Presentación del problema?</text:p>
            </text:list-item>
            <text:list-item>
              <text:p text:style-name="P1">Diseño (Ingenieria de Software) (modelo 3 capas) (libro de Domingo) (TFG correo)</text:p>
            </text:list-item>
            <text:list-item>
              <text:p text:style-name="P1">Pruebas</text:p>
            </text:list-item>
            <text:list-item>
              <text:p text:style-name="P1">Simulaciones </text:p>
            </text:list-item>
            <text:list-item>
              <text:p text:style-name="P1">Conclusiones</text:p>
            </text:list-item>
            <text:list-item>
              <text:p text:style-name="P1">Añadir problemas relevantes, otras tareas relevantes?</text:p>
            </text:list-item>
            <text:list-item>
              <text:p text:style-name="P1">Revisar resumen..</text:p>
            </text:list-item>
            <text:list-item>
              <text:p text:style-name="P1">Añadir imagenes</text:p>
              <text:p text:style-name="P1"/>
            </text:list-item>
          </text:list>
        </text:list-item>
        <text:list-item>
          <text:p text:style-name="P1">Programación parte 3</text:p>
          <text:list>
            <text:list-item>
              <text:p text:style-name="P1">Añadir las ideas de los requisitos funcionales y no funcionales que faltan</text:p>
            </text:list-item>
            <text:list-item>
              <text:p text:style-name="P1">Añadir el material que aun no hemos utilizado y hablamos de usar (python for android o buildozer, Matplotlib, pyinstaller)</text:p>
              <text:p text:style-name="P1"/>
            </text:list-item>
          </text:list>
        </text:list-item>
        <text:list-item>
          <text:p text:style-name="P1">Memoria parte 3:</text:p>
          <text:list>
            <text:list-item>
              <text:p text:style-name="P1">Material utilizado: añadir las cosas que aun no hemos utilizado (python for android o buildozer, Matplotlib, pyinstaller)</text:p>
            </text:list-item>
            <text:list-item>
              <text:p text:style-name="P1">Diagrama de gantt (pydev)</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 </meta:initial-creator>
    <meta:creation-date>2020-02-03T09:15:18.30</meta:creation-date>
    <dc:date>2020-02-03T11:47:56.90</dc:date>
    <dc:creator>o </dc:creator>
    <meta:editing-duration>PT8M21S</meta:editing-duration>
    <meta:editing-cycles>2</meta:editing-cycles>
    <meta:generator>OpenOffice/4.1.3$Win32 OpenOffice.org_project/413m1$Build-9783</meta:generator>
    <meta:document-statistic meta:table-count="0" meta:image-count="0" meta:object-count="0" meta:page-count="2" meta:paragraph-count="42" meta:word-count="727" meta:character-count="4192"/>
  </office:meta>
</office:document-meta>
</file>